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fo:language="en" fo:country="GB" officeooo:paragraph-rsid="003bd165"/>
    </style:style>
    <style:style style:name="P5" style:family="paragraph" style:parent-style-name="Heading_20_3">
      <style:text-properties fo:language="en" fo:country="GB"/>
    </style:style>
    <style:style style:name="P6" style:family="paragraph" style:parent-style-name="Heading_20_3">
      <style:text-properties fo:language="en" fo:country="GB" fo:font-weight="normal" officeooo:rsid="004ebbe0" officeooo:paragraph-rsid="004ebbe0" style:font-weight-asian="normal" style:font-weight-complex="normal"/>
    </style:style>
    <style:style style:name="P7" style:family="paragraph" style:parent-style-name="Heading_20_3">
      <style:text-properties fo:language="en" fo:country="GB" fo:font-weight="normal" officeooo:rsid="004ebbe0" officeooo:paragraph-rsid="004f47d6" style:font-weight-asian="normal" style:font-weight-complex="normal"/>
    </style:style>
    <style:style style:name="P8" style:family="paragraph" style:parent-style-name="Heading_20_3">
      <style:text-properties fo:language="en" fo:country="GB" fo:font-weight="normal" officeooo:paragraph-rsid="004f3583" style:font-weight-asian="normal" style:font-weight-complex="normal"/>
    </style:style>
    <style:style style:name="P9" style:family="paragraph" style:parent-style-name="Heading_20_3">
      <style:text-properties officeooo:paragraph-rsid="004cbdd6"/>
    </style:style>
    <style:style style:name="P10" style:family="paragraph" style:parent-style-name="Heading_20_3">
      <style:text-properties fo:font-weight="normal" officeooo:rsid="004ebbe0" officeooo:paragraph-rsid="004ebbe0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4ebbe0" officeooo:paragraph-rsid="004eb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4f3583" officeooo:paragraph-rsid="004f35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officeooo:rsid="004ebbe0" officeooo:paragraph-rsid="004eb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officeooo:rsid="004f3583" officeooo:paragraph-rsid="004f35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 style:list-style-name="L18">
      <style:text-properties fo:language="en" fo:country="GB" fo:font-weight="normal" officeooo:rsid="004b3c9f" officeooo:paragraph-rsid="004b3c9f" style:font-weight-asian="normal" style:font-weight-complex="normal"/>
    </style:style>
    <style:style style:name="P16" style:family="paragraph" style:parent-style-name="Text_20_body" style:list-style-name="L19">
      <style:text-properties fo:language="en" fo:country="GB" fo:font-weight="normal" officeooo:rsid="004c3c97" officeooo:paragraph-rsid="004c3c97" style:font-weight-asian="normal" style:font-weight-complex="normal"/>
    </style:style>
    <style:style style:name="P17" style:family="paragraph" style:parent-style-name="Text_20_body">
      <style:text-properties fo:language="en" fo:country="GB" fo:font-weight="normal" officeooo:rsid="004c3c97" officeooo:paragraph-rsid="004c3c97" style:font-weight-asian="normal" style:font-weight-complex="normal"/>
    </style:style>
    <style:style style:name="P18" style:family="paragraph" style:parent-style-name="Text_20_body" style:list-style-name="L20">
      <style:text-properties fo:language="en" fo:country="GB" fo:font-weight="normal" officeooo:rsid="004cbdd6" officeooo:paragraph-rsid="004cbdd6" style:font-weight-asian="normal" style:font-weight-complex="normal"/>
    </style:style>
    <style:style style:name="P19" style:family="paragraph" style:parent-style-name="Text_20_body">
      <style:text-properties fo:language="en" fo:country="GB" fo:font-weight="normal" officeooo:rsid="004ebbe0" style:font-weight-asian="normal" style:font-weight-complex="normal"/>
    </style:style>
    <style:style style:name="P20" style:family="paragraph" style:parent-style-name="Text_20_body" style:list-style-name="L20">
      <style:text-properties fo:language="en" fo:country="GB" fo:font-weight="normal" officeooo:rsid="004ebbe0" officeooo:paragraph-rsid="004ebbe0" style:font-weight-asian="normal" style:font-weight-complex="normal"/>
    </style:style>
    <style:style style:name="P21" style:family="paragraph" style:parent-style-name="Text_20_body">
      <style:text-properties fo:language="en" fo:country="GB" fo:font-weight="normal" officeooo:rsid="004ebbe0" officeooo:paragraph-rsid="004ebbe0" style:font-weight-asian="normal" style:font-weight-complex="normal"/>
    </style:style>
    <style:style style:name="P22" style:family="paragraph" style:parent-style-name="Text_20_body">
      <style:text-properties fo:language="en" fo:country="GB" fo:font-weight="normal" officeooo:rsid="004ebbe0" officeooo:paragraph-rsid="004f47d6" style:font-weight-asian="normal" style:font-weight-complex="normal"/>
    </style:style>
    <style:style style:name="P23" style:family="paragraph" style:parent-style-name="Text_20_body" style:list-style-name="L22">
      <style:text-properties fo:language="en" fo:country="GB" fo:font-weight="normal" officeooo:rsid="004fab0d" officeooo:paragraph-rsid="004fab0d" style:font-weight-asian="normal" style:font-weight-complex="normal"/>
    </style:style>
    <style:style style:name="P24" style:family="paragraph" style:parent-style-name="Text_20_body" style:list-style-name="L22">
      <style:text-properties fo:language="en" fo:country="GB" fo:font-weight="normal" officeooo:rsid="005129a5" officeooo:paragraph-rsid="005129a5" style:font-weight-asian="normal" style:font-weight-complex="normal"/>
    </style:style>
    <style:style style:name="P25" style:family="paragraph" style:parent-style-name="Text_20_body" style:list-style-name="L23">
      <style:text-properties fo:language="en" fo:country="GB" fo:font-weight="normal" officeooo:rsid="00532212" officeooo:paragraph-rsid="00532212" style:font-weight-asian="normal" style:font-weight-complex="normal"/>
    </style:style>
    <style:style style:name="P26" style:family="paragraph" style:parent-style-name="Text_20_body">
      <style:text-properties fo:language="en" fo:country="GB" fo:font-weight="bold" style:font-weight-asian="bold" style:font-weight-complex="bold"/>
    </style:style>
    <style:style style:name="P27" style:family="paragraph" style:parent-style-name="Text_20_body">
      <style:text-properties fo:language="en" fo:country="GB" fo:font-weight="bold" officeooo:rsid="004b3c9f" officeooo:paragraph-rsid="004b3c9f" style:font-weight-asian="bold" style:font-weight-complex="bold"/>
    </style:style>
    <style:style style:name="P28" style:family="paragraph" style:parent-style-name="Text_20_body">
      <style:text-properties fo:language="en" fo:country="GB" fo:font-weight="bold" officeooo:rsid="004b3c9f" officeooo:paragraph-rsid="004cbdd6" style:font-weight-asian="bold" style:font-weight-complex="bold"/>
    </style:style>
    <style:style style:name="P29" style:family="paragraph" style:parent-style-name="Text_20_body">
      <style:text-properties fo:language="en" fo:country="GB" fo:font-weight="bold" officeooo:rsid="004c3c97" officeooo:paragraph-rsid="004c3c97" style:font-weight-asian="bold" style:font-weight-complex="bold"/>
    </style:style>
    <style:style style:name="P30" style:family="paragraph" style:parent-style-name="Text_20_body">
      <style:text-properties fo:language="en" fo:country="GB" fo:font-weight="bold" officeooo:rsid="005129a5" officeooo:paragraph-rsid="00532212" style:font-weight-asian="bold" style:font-weight-complex="bold"/>
    </style:style>
    <style:style style:name="P31" style:family="paragraph" style:parent-style-name="Text_20_body">
      <style:text-properties fo:language="en" fo:country="GB" officeooo:rsid="004907d1" officeooo:paragraph-rsid="004907d1"/>
    </style:style>
    <style:style style:name="P32" style:family="paragraph" style:parent-style-name="Text_20_body" style:list-style-name="L17">
      <style:text-properties fo:language="en" fo:country="GB" officeooo:rsid="004907d1" officeooo:paragraph-rsid="004907d1"/>
    </style:style>
    <style:style style:name="P33" style:family="paragraph" style:parent-style-name="Text_20_body" style:list-style-name="L18">
      <style:text-properties fo:language="en" fo:country="GB" officeooo:paragraph-rsid="004b3c9f"/>
    </style:style>
    <style:style style:name="P34" style:family="paragraph" style:parent-style-name="Text_20_body" style:list-style-name="L18">
      <style:text-properties fo:language="en" fo:country="GB" officeooo:rsid="004b3c9f" officeooo:paragraph-rsid="004b3c9f"/>
    </style:style>
    <style:style style:name="P35" style:family="paragraph" style:parent-style-name="Text_20_body" style:list-style-name="L18">
      <style:text-properties fo:language="en" fo:country="GB" officeooo:rsid="004c3c97" officeooo:paragraph-rsid="004c3c97"/>
    </style:style>
    <style:style style:name="P36" style:family="paragraph" style:parent-style-name="Text_20_body">
      <style:text-properties fo:language="en" fo:country="GB" officeooo:rsid="004c3c97" officeooo:paragraph-rsid="004c3c97"/>
    </style:style>
    <style:style style:name="P37" style:family="paragraph" style:parent-style-name="Text_20_body" style:list-style-name="L21">
      <style:text-properties fo:font-weight="normal" officeooo:rsid="004ebbe0" officeooo:paragraph-rsid="004ebbe0" style:font-weight-asian="normal" style:font-weight-complex="normal"/>
    </style:style>
    <style:style style:name="P38" style:family="paragraph" style:parent-style-name="Text_20_body">
      <style:text-properties fo:font-weight="normal" officeooo:rsid="004ebbe0" officeooo:paragraph-rsid="004ebbe0" style:font-weight-asian="normal" style:font-weight-complex="normal"/>
    </style:style>
    <style:style style:name="P39" style:family="paragraph" style:parent-style-name="Text_20_body" style:list-style-name="L19">
      <style:text-properties officeooo:paragraph-rsid="004c3c97"/>
    </style:style>
    <style:style style:name="P40" style:family="paragraph" style:parent-style-name="Text_20_body">
      <style:text-properties officeooo:paragraph-rsid="004ebbe0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d165"/>
    </style:style>
    <style:style style:name="T4" style:family="text">
      <style:text-properties fo:language="en" fo:country="GB" fo:font-weight="normal" officeooo:rsid="004c3c97" style:font-weight-asian="normal" style:font-weight-complex="normal"/>
    </style:style>
    <style:style style:name="T5" style:family="text">
      <style:text-properties fo:language="en" fo:country="GB" fo:font-weight="normal" officeooo:rsid="004cbdd6" style:font-weight-asian="normal" style:font-weight-complex="normal"/>
    </style:style>
    <style:style style:name="T6" style:family="text">
      <style:text-properties fo:language="en" fo:country="GB" officeooo:rsid="004b3c9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b3c9f" style:font-weight-asian="normal" style:font-weight-complex="normal"/>
    </style:style>
    <style:style style:name="T9" style:family="text">
      <style:text-properties officeooo:rsid="004907d1"/>
    </style:style>
    <style:style style:name="T10" style:family="text">
      <style:text-properties officeooo:rsid="004adae7"/>
    </style:style>
    <style:style style:name="T11" style:family="text">
      <style:text-properties officeooo:rsid="004b3c9f"/>
    </style:style>
    <style:style style:name="T12" style:family="text">
      <style:text-properties style:font-name="Liberation Sans" fo:font-size="14.1000003814697pt" fo:language="en" fo:country="GB" fo:font-weight="bold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3" style:family="text">
      <style:text-properties style:font-name="Liberation Sans" fo:font-size="14.1000003814697pt" fo:language="en" fo:country="GB" fo:font-weight="bold" officeooo:rsid="004cbdd6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4" style:family="text">
      <style:text-properties style:font-name="Liberation Sans" fo:font-size="14.1000003814697pt" fo:language="en" fo:country="GB" fo:font-weight="bold" officeooo:rsid="004ebbe0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5" style:family="text">
      <style:text-properties style:font-name="Liberation Sans" fo:font-size="14.1000003814697pt" fo:language="en" fo:country="GB" style:font-name-asian="Noto Sans CJK SC" style:font-size-asian="14.1000003814697pt" style:font-name-complex="Noto Sans Devanagari" style:font-size-complex="14.1000003814697pt"/>
    </style:style>
    <style:style style:name="T16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7" style:family="text">
      <style:text-properties style:font-name="Liberation Sans" fo:font-size="14.1000003814697pt" fo:font-weight="bold" officeooo:rsid="004cbdd6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4f3583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9" style:family="text">
      <style:text-properties officeooo:rsid="005322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lasswork <text:span text:style-name="T10">12</text:span>.1<text:span text:style-name="T10">1</text:span>.2020</text:h>
      <text:h text:style-name="P5" text:outline-level="3">Exercise 1<text:span text:style-name="T9">B</text:span></text:h>
      <text:list xml:id="list259827679" text:style-name="L17">
        <text:list-item>
          <text:p text:style-name="P32">Great grandparents</text:p>
        </text:list-item>
        <text:list-item>
          <text:p text:style-name="P32">Only child</text:p>
        </text:list-item>
        <text:list-item>
          <text:p text:style-name="P32">-</text:p>
        </text:list-item>
        <text:list-item>
          <text:p text:style-name="P32">Cousin</text:p>
        </text:list-item>
        <text:list-item>
          <text:p text:style-name="P32">Family in law</text:p>
        </text:list-item>
        <text:list-item>
          <text:p text:style-name="P32">Extended family</text:p>
        </text:list-item>
        <text:list-item>
          <text:p text:style-name="P32">Great great grandparents</text:p>
        </text:list-item>
        <text:list-item>
          <text:p text:style-name="P32">Half brother</text:p>
        </text:list-item>
        <text:list-item>
          <text:p text:style-name="P32">Step mother</text:p>
        </text:list-item>
        <text:list-item>
          <text:p text:style-name="P32">Couple</text:p>
        </text:list-item>
      </text:list>
      <text:p text:style-name="P31"/>
      <text:h text:style-name="P5" text:outline-level="3">Grammar <text:span text:style-name="T11">p131 1C</text:span></text:h>
      <text:p text:style-name="P27">Task A</text:p>
      <text:list xml:id="list3373736066" text:style-name="L18">
        <text:list-item>
          <text:p text:style-name="P15">I’m going to study</text:p>
        </text:list-item>
        <text:list-item>
          <text:p text:style-name="P15">Shall we</text:p>
        </text:list-item>
        <text:list-item>
          <text:p text:style-name="P15">We’re going</text:p>
        </text:list-item>
        <text:list-item>
          <text:p text:style-name="P35"><text:span text:style-name="T8">T</text:span><text:span text:style-name="T7">ick</text:span></text:p>
        </text:list-item>
        <text:list-item>
          <text:p text:style-name="P35"><text:span text:style-name="T8">T</text:span><text:span text:style-name="T7">ick</text:span></text:p>
        </text:list-item>
        <text:list-item>
          <text:p text:style-name="P34"><text:span text:style-name="T7">I’ll help you</text:span></text:p>
        </text:list-item>
        <text:list-item>
          <text:p text:style-name="P34"><text:span text:style-name="T7">I’m meeting</text:span></text:p>
        </text:list-item>
        <text:list-item>
          <text:p text:style-name="P33"><text:span text:style-name="T8">I won’t do</text:span></text:p>
        </text:list-item>
        <text:list-item>
          <text:p text:style-name="P35"><text:span text:style-name="T8">T</text:span><text:span text:style-name="T7">ick</text:span></text:p>
        </text:list-item>
      </text:list>
      <text:p text:style-name="P36"><text:span text:style-name="T7"/></text:p>
      <text:p text:style-name="P36"><text:span text:style-name="T7"/></text:p>
      <text:p text:style-name="P36"><text:span text:style-name="T7"/></text:p>
      <text:p text:style-name="P29"><text:soft-page-break/>Task B</text:p>
      <text:list xml:id="list305338180" text:style-name="L19">
        <text:list-item>
          <text:p text:style-name="P16">will get</text:p>
        </text:list-item>
        <text:list-item>
          <text:p text:style-name="P16">I’m going</text:p>
        </text:list-item>
        <text:list-item>
          <text:p text:style-name="P39"><text:span text:style-name="T4">are </text:span><text:span text:style-name="T5">going to have</text:span></text:p>
        </text:list-item>
        <text:list-item>
          <text:p text:style-name="P16">will answer it</text:p>
        </text:list-item>
        <text:list-item>
          <text:p text:style-name="P16">is having</text:p>
        </text:list-item>
      </text:list>
      <text:p text:style-name="P17"/>
      <text:h text:style-name="Heading_20_2" text:outline-level="2">p146: Personality</text:h>
      <text:h text:style-name="P9" text:outline-level="3"><text:span text:style-name="T13">Exercise </text:span><text:span text:style-name="T6">1</text:span></text:h>
      <text:p text:style-name="P28">Task A</text:p>
      <text:list xml:id="list325515150" text:style-name="L20">
        <text:list-item>
          <text:p text:style-name="P18">spoilt</text:p>
        </text:list-item>
        <text:list-item>
          <text:p text:style-name="P18">competitive</text:p>
        </text:list-item>
        <text:list-item>
          <text:p text:style-name="P18">selfish</text:p>
        </text:list-item>
        <text:list-item>
          <text:p text:style-name="P18">aggressive</text:p>
        </text:list-item>
        <text:list-item>
          <text:p text:style-name="P18">charming</text:p>
        </text:list-item>
        <text:list-item>
          <text:p text:style-name="P18">sensible</text:p>
        </text:list-item>
        <text:list-item>
          <text:p text:style-name="P18">sociable</text:p>
        </text:list-item>
        <text:list-item>
          <text:p text:style-name="P18">manipulative</text:p>
        </text:list-item>
        <text:list-item>
          <text:p text:style-name="P18">moody</text:p>
        </text:list-item>
        <text:list-item>
          <text:p text:style-name="P18">independent</text:p>
        </text:list-item>
        <text:list-item>
          <text:p text:style-name="P18">bossy</text:p>
        </text:list-item>
        <text:list-item>
          <text:p text:style-name="P18">affectionate</text:p>
        </text:list-item>
        <text:list-item>
          <text:p text:style-name="P18">reliable</text:p>
        </text:list-item>
        <text:list-item>
          <text:p text:style-name="P20">sensitive</text:p>
        </text:list-item>
        <text:list-item>
          <text:p text:style-name="P20">ambitious</text:p>
        </text:list-item>
        <text:list-item>
          <text:p text:style-name="P20">jealous</text:p>
        </text:list-item>
      </text:list>
      <text:p text:style-name="P21"/>
      <text:h text:style-name="P6" text:outline-level="3"><text:soft-page-break/><text:span text:style-name="T17">Exercise </text:span><text:span text:style-name="T16">2</text:span></text:h>
      <text:list xml:id="list3906508889" text:style-name="L21">
        <text:list-item>
          <text:p text:style-name="P37"><text:span text:style-name="T15">Clever – stupid</text:span></text:p>
        </text:list-item>
        <text:list-item>
          <text:p text:style-name="P37"><text:span text:style-name="T15">Generous – mean</text:span></text:p>
        </text:list-item>
        <text:list-item>
          <text:p text:style-name="P37"><text:span text:style-name="T15">Insecure – self-confident</text:span></text:p>
        </text:list-item>
        <text:list-item>
          <text:p text:style-name="P37"><text:span text:style-name="T15">Lazy – hard-working</text:span></text:p>
        </text:list-item>
        <text:list-item>
          <text:p text:style-name="P37"><text:span text:style-name="T15">Quiet – talkative</text:span></text:p>
        </text:list-item>
        <text:list-item>
          <text:p text:style-name="P37"><text:span text:style-name="T15">Shy – extravert</text:span></text:p>
        </text:list-item>
      </text:list>
      <text:p text:style-name="P38"><text:span text:style-name="T15"/></text:p>
      <text:h text:style-name="P10" text:outline-level="3"><text:span text:style-name="T13">Exercise </text:span><text:span text:style-name="T12">3</text:span></text:h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3">un</text:p>
          </table:table-cell>
          <table:table-cell table:style-name="Таблица1.A1" office:value-type="string">
            <text:p text:style-name="P13">dis</text:p>
          </table:table-cell>
          <table:table-cell table:style-name="Таблица1.C1" office:value-type="string">
            <text:p text:style-name="P13">In / im / ir</text:p>
          </table:table-cell>
        </table:table-row>
        <table:table-row>
          <table:table-cell table:style-name="Таблица1.A2" office:value-type="string">
            <text:p text:style-name="P11">Unambitious, unfriendly, unimaginative, unkind, unreliable, unselfish, unsociable, untidy</text:p>
          </table:table-cell>
          <table:table-cell table:style-name="Таблица1.A2" office:value-type="string">
            <text:p text:style-name="P11">Dishonest, disorganised</text:p>
          </table:table-cell>
          <table:table-cell table:style-name="Таблица1.C2" office:value-type="string">
            <text:p text:style-name="P11">Impatient, irresponsible, insensitive</text:p>
          </table:table-cell>
        </table:table-row>
      </table:table>
      <text:p text:style-name="P40"><text:span text:style-name="T14"/></text:p>
      <text:h text:style-name="P8" text:outline-level="3"><text:span text:style-name="T17">Exercise </text:span><text:span text:style-name="T18">6</text:span></text:h>
      <text:p text:style-name="P26">Task B</text:p>
      <table:table table:name="Таблица2" table:style-name="Таблица2" table:template-name="Default Style">
        <table:table-column table:style-name="Таблица2.A" table:number-columns-repeated="4"/>
        <table:table-row>
          <table:table-cell table:style-name="Таблица2.A1" office:value-type="string">
            <text:p text:style-name="P14">Oldest children</text:p>
          </table:table-cell>
          <table:table-cell table:style-name="Таблица2.A1" office:value-type="string">
            <text:p text:style-name="P14">Middle children</text:p>
          </table:table-cell>
          <table:table-cell table:style-name="Таблица2.A1" office:value-type="string">
            <text:p text:style-name="P14">Youngest children</text:p>
          </table:table-cell>
          <table:table-cell table:style-name="Таблица2.D1" office:value-type="string">
            <text:p text:style-name="P14">Only children</text:p>
          </table:table-cell>
        </table:table-row>
        <table:table-row>
          <table:table-cell table:style-name="Таблица2.A2" office:value-type="string">
            <text:p text:style-name="P12">self-confident</text:p>
          </table:table-cell>
          <table:table-cell table:style-name="Таблица2.A2" office:value-type="string">
            <text:p text:style-name="P12">independent</text:p>
          </table:table-cell>
          <table:table-cell table:style-name="Таблица2.A2" office:value-type="string">
            <text:p text:style-name="P12">charming</text:p>
          </table:table-cell>
          <table:table-cell table:style-name="Таблица2.D2" office:value-type="string">
            <text:p text:style-name="P12">spoilt</text:p>
          </table:table-cell>
        </table:table-row>
        <table:table-row>
          <table:table-cell table:style-name="Таблица2.A2" office:value-type="string">
            <text:p text:style-name="P12">ambitious</text:p>
          </table:table-cell>
          <table:table-cell table:style-name="Таблица2.A2" office:value-type="string">
            <text:p text:style-name="P12">competitive</text:p>
          </table:table-cell>
          <table:table-cell table:style-name="Таблица2.A2" office:value-type="string">
            <text:p text:style-name="P12">affectionate</text:p>
          </table:table-cell>
          <table:table-cell table:style-name="Таблица2.D2" office:value-type="string">
            <text:p text:style-name="P12">selfish</text:p>
          </table:table-cell>
        </table:table-row>
        <table:table-row>
          <table:table-cell table:style-name="Таблица2.A2" office:value-type="string">
            <text:p text:style-name="P12">responsible</text:p>
          </table:table-cell>
          <table:table-cell table:style-name="Таблица2.A2" office:value-type="string">
            <text:p text:style-name="P12">sociable</text:p>
          </table:table-cell>
          <table:table-cell table:style-name="Таблица2.A2" office:value-type="string">
            <text:p text:style-name="P12">relaxed</text:p>
          </table:table-cell>
          <table:table-cell table:style-name="Таблица2.D2" office:value-type="string">
            <text:p text:style-name="P12">organised</text:p>
          </table:table-cell>
        </table:table-row>
        <table:table-row>
          <table:table-cell table:style-name="Таблица2.A2" office:value-type="string">
            <text:p text:style-name="P12">bossy</text:p>
          </table:table-cell>
          <table:table-cell table:style-name="Таблица2.A2" office:value-type="string">
            <text:p text:style-name="P12">jealous</text:p>
          </table:table-cell>
          <table:table-cell table:style-name="Таблица2.A2" office:value-type="string">
            <text:p text:style-name="P12">lazy</text:p>
          </table:table-cell>
          <table:table-cell table:style-name="Таблица2.D2" office:value-type="string">
            <text:p text:style-name="P12">responsible</text:p>
          </table:table-cell>
        </table:table-row>
        <table:table-row>
          <table:table-cell table:style-name="Таблица2.A2" office:value-type="string">
            <text:p text:style-name="P12">aggressive</text:p>
          </table:table-cell>
          <table:table-cell table:style-name="Таблица2.A2" office:value-type="string">
            <text:p text:style-name="P12">moody</text:p>
          </table:table-cell>
          <table:table-cell table:style-name="Таблица2.A2" office:value-type="string">
            <text:p text:style-name="P12">manipulative</text:p>
          </table:table-cell>
          <table:table-cell table:style-name="Таблица2.D2" office:value-type="string">
            <text:p text:style-name="P12">imaginative</text:p>
          </table:table-cell>
        </table:table-row>
      </table:table>
      <text:p text:style-name="P19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h text:style-name="P7" text:outline-level="3"><text:soft-page-break/><text:span text:style-name="T17">Exercise </text:span><text:span text:style-name="T16">3</text:span></text:h>
      <text:p text:style-name="P30">Task <text:span text:style-name="T19">D</text:span></text:p>
      <text:list xml:id="list3719442174" text:style-name="L23">
        <text:list-item>
          <text:p text:style-name="P25">b</text:p>
        </text:list-item>
        <text:list-item>
          <text:p text:style-name="P25">a</text:p>
        </text:list-item>
        <text:list-item>
          <text:p text:style-name="P25">a</text:p>
        </text:list-item>
        <text:list-item>
          <text:p text:style-name="P25">a</text:p>
        </text:list-item>
        <text:list-item>
          <text:p text:style-name="P25">b</text:p>
        </text:list-item>
        <text:list-item>
          <text:p text:style-name="P25">a</text:p>
        </text:list-item>
        <text:list-item>
          <text:p text:style-name="P25">a</text:p>
        </text:list-item>
        <text:list-item>
          <text:p text:style-name="P25">b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d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12T11:17:12.503503298</dc:date>
    <meta:editing-duration>PT3H17M36S</meta:editing-duration>
    <meta:editing-cycles>38</meta:editing-cycles>
    <meta:generator>LibreOffice/7.0.1.2$Linux_X86_64 LibreOffice_project/7cbcfc562f6eb6708b5ff7d7397325de9e764452</meta:generator>
    <meta:document-statistic meta:table-count="2" meta:image-count="0" meta:object-count="0" meta:page-count="4" meta:paragraph-count="102" meta:word-count="232" meta:character-count="1251" meta:non-whitespace-character-count="1169"/>
  </office:meta>
</office:document-meta>
</file>